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0000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418" draw:name="TextBox 4" svg:x="0.2848in" svg:y="1.3473in" svg:width="12.94203in" svg:height="5.55371in">
          <draw:text-box>
            <text:list text:style-name="a385">
              <text:list-item>
                <text:p text:style-name="a384" text:class-names="" text:cond-style-name=""><text:span text:style-name="a381" text:class-names="">Which of the<text:s text:c="1"/></text:span><text:span text:style-name="a382" text:class-names="">standards discussed in the sources above would apply to the organisation discussed in the assessment?</text:span><text:span text:style-name="a383" text:class-names=""><text:s text:c="2"/>UKGDPR &amp; PCI-DSS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Evaluate the company against the appropriate standards and decide how would you check if standards were being met?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2" text:class-names="">UKGDPR: Checklist for small businesses<text:s text:c="1"/></text:span><text:span text:style-name="a393" text:class-names=""><text:a xlink:href="https://ico.org.uk/for-organisations/sme-web-hub/checklists/assessment-for-small-business-owners-and-sole-traders/" text:style-name="" text:visited-style-name="">https://ico.org.uk/for-organisations/sme-web-hub/checklists/assessment-for-small-business-owners-and-sole-traders/</text:a></text:span><text:span text:style-name="a394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PCI-DSS</text:span><text:span text:style-name="a398" text:class-names="">: the PCI Security Standards Council produce lots of supporting documents to help businesses check if they are compliant<text:s text:c="1"/></text:span><text:span text:style-name="a399" text:class-names="">https://www.pcisecuritystandards.org/<text:line-break/></text:span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What would your recommendations be to meet those standards?</text:span></text:p>
              </text:list-item>
            </text:list>
            <text:list text:style-name="a412">
              <text:list-item>
                <text:p text:style-name="a411" text:class-names="" text:cond-style-name=""><text:span text:style-name="a406" text:class-names="">Appoint a data protection officer (DPO), training for the DPO, use the various help guides and checklists provided for small businesses. Initial assessment against the standards (3</text:span><text:span text:style-name="a407" text:class-names="">rd</text:span><text:span text:style-name="a408" text:class-names=""><text:s text:c="1"/>party help?), action plan, implementation, check. Review cycle.</text:span><text:span text:style-name="a409" text:class-names=""><text:line-break/></text:span><text:span text:style-name="a410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3" text:class-names="">What assumptions have you made? <text:line-break/></text:span><text:span text:style-name="a414" text:class-names="">The company takes ‘in person’ and ‘card not present’ payments processed via a merchant. It has access to data which is classed as ‘identifiable’. It stores that data in both digital and non-digital forms.</text:span><text:span text:style-name="a415" text:class-names=""/></text:p>
              </text:list-item>
            </text:list>
          </draw:text-box>
          <svg:title/>
          <svg:desc/>
        </draw:frame>
        <draw:frame draw:id="id64" draw:style-name="a421" draw:name="TextBox 5" svg:x="4.4434in" svg:y="0.41415in" svg:width="5.39623in" svg:height="0.70684in">
          <draw:text-box>
            <text:p text:style-name="a420" text:class-names="" text:cond-style-name=""><text:span text:style-name="a419" text:class-names="">Security Standard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4/04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4/04/202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4/04/202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4/04/202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4/04/202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4/04/202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4/04/202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4/04/202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4/04/202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4/04/202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4/04/202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4/04/202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eve Fisher</meta:initial-creator>
    <dc:creator>Steve Fisher</dc:creator>
    <meta:creation-date>2023-04-14T14:52:20Z</meta:creation-date>
    <dc:date>2023-05-28T15:25:32Z</dc:date>
    <meta:editing-cycles>1</meta:editing-cycles>
    <meta:editing-duration>PT6330S</meta:editing-duration>
    <meta:document-statistic meta:paragraph-count="9" meta:word-count="199"/>
  </office:meta>
</office:document-meta>
</file>